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c5cf" officeooo:paragraph-rsid="0004c5cf" style:font-size-asian="14pt" style:font-size-complex="16pt"/>
    </style:style>
    <style:style style:name="P2" style:family="paragraph" style:parent-style-name="Standard">
      <style:text-properties fo:font-size="12pt" officeooo:rsid="0004c5cf" officeooo:paragraph-rsid="0004c5cf" style:font-size-asian="10.5pt" style:font-size-complex="12pt"/>
    </style:style>
    <style:style style:name="P3" style:family="paragraph" style:parent-style-name="Standard">
      <style:text-properties fo:font-size="12pt" officeooo:rsid="0004c5cf" officeooo:paragraph-rsid="0004c5cf" style:font-size-asian="10.5pt" style:font-size-complex="12pt"/>
    </style:style>
    <style:style style:name="P4" style:family="paragraph" style:parent-style-name="Standard">
      <style:text-properties fo:font-size="12pt" officeooo:rsid="00065991" officeooo:paragraph-rsid="00065991" style:font-size-asian="10.5pt" style:font-size-complex="12pt"/>
    </style:style>
    <style:style style:name="P5" style:family="paragraph" style:parent-style-name="Standard">
      <style:text-properties fo:font-size="12pt" officeooo:rsid="00068b2f" officeooo:paragraph-rsid="00068b2f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1:</text:p>
      <text:p text:style-name="P2"/>
      <text:p text:style-name="P2">Figure out school drop out rate b/w grade 1-5, 6-8, 8-10 based on historical data</text:p>
      <text:p text:style-name="P2"/>
      <text:p text:style-name="P2">Result:</text:p>
      <text:p text:style-name="P2">Enrollment rate as result of mdm</text:p>
      <text:p text:style-name="P2">Drop out rate.</text:p>
      <text:p text:style-name="P2"/>
      <text:p text:style-name="P1">Use Case 2:</text:p>
      <text:p text:style-name="P1"/>
      <text:p text:style-name="P2">Attendance of different grade students affecting food grain needs.</text:p>
      <text:p text:style-name="P2"/>
      <text:p text:style-name="P1">Use Case 3:</text:p>
      <text:p text:style-name="P1"/>
      <text:p text:style-name="P2">Use of data generated in use case 1 and 2 to predict cereal needed in future. Validate it with regression output to check difference.</text:p>
      <text:p text:style-name="P2"/>
      <text:p text:style-name="P2"/>
      <text:p text:style-name="P2"/>
      <text:p text:style-name="P4">Use case 4:</text:p>
      <text:p text:style-name="P4">Based on demographic and mid day meal data we can find education health(stat) of that district:</text:p>
      <text:p text:style-name="P4"/>
      <text:p text:style-name="P4">Example based on my analysis:</text:p>
      <text:p text:style-name="P4"/>
      <text:p text:style-name="P4">Demographic data of CHIKKABALLAPURA shows it has highest potential students since it has highest 0-6 age group population in the year but reallity is district is no where close to meeting its target.</text:p>
      <text:p text:style-name="P4"/>
      <text:p text:style-name="P4"/>
      <text:p text:style-name="P5">But when started analysing for age group 6-10. Belgaum has highest population it also reflect in their attendance. More over from prima face they are on right track.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2:48:56.144662456</meta:creation-date>
    <dc:date>2018-01-19T16:52:11.313439193</dc:date>
    <meta:editing-duration>PT25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52" meta:character-count="866" meta:non-whitespace-character-count="727"/>
  </office:meta>
</office:document-meta>
</file>